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detected by Java rules:</text:p>
      <text:p text:style-name="Standard"/>
      <text:p text:style-name="Preformatted_20_Text">A comma , but with too much whitespace.</text:p>
      <text:p text:style-name="Preformatted_20_Text">Too many dots..</text:p>
      <text:p text:style-name="Preformatted_20_Text">Incorrect whitespace ( spaces ) at parentheses.</text:p>
      <text:p text:style-name="Preformatted_20_Text">After a comma,there must be whitespace.</text:p>
      <text:p text:style-name="Preformatted_20_Text">a sentence should start with an uppercase letter.</text:p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>I go to high school (warning if user's mother tongue is German)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English LanguageTool error examples</dc:title>
    <meta:creation-date>2005-12-04T18:11:30</meta:creation-date>
    <dc:date>2006-01-08T23:49:39</dc:date>
    <dc:language>en-GB</dc:language>
    <meta:editing-cycles>10</meta:editing-cycles>
    <meta:editing-duration>PT2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6" meta:word-count="392" meta:character-count="2034"/>
  </office:meta>
</office:document-meta>
</file>